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va</text:p>
          </table:table-cell>
          <table:table-cell office:value-type="float" office:value="1.055" calcext:value-type="float">
            <text:p>1,055</text:p>
          </table:table-cell>
        </table:table-row>
      </table:table>
      <table:table table:name="matières premièer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ine-t80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Farine-t170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3.05" calcext:value-type="float">
            <text:p>3,05</text:p>
          </table:table-cell>
        </table:table-row>
      </table:table>
      <table:table table:name="comman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nneton-1kg-na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]*[$'banneton 1kg nature'.A4]"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banneton-500g-nature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formula="of:=[.C2]*[$'banneton 500g nature'.A4]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banneton-1kg-gra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3]*[$'banneton 1kg graines'.A5]" office:value-type="float" office:value="1.03" calcext:value-type="float">
            <text:p>1,03</text:p>
          </table:table-cell>
        </table:table-row>
      </table:table>
      <table:table table:name="banneton 1kg graines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8.58333333333333" calcext:value-type="float">
            <text:p>8,5833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  <table:table-cell office:value-type="float" office:value="6" calcext:value-type="float">
            <text:p>6,0000</text:p>
          </table:table-cell>
        </table:table-row>
        <table:table-row table:style-name="ro1">
          <table:table-cell office:value-type="string" calcext:value-type="string">
            <text:p>mélange graines</text:p>
          </table:table-cell>
          <table:table-cell office:value-type="float" office:value="0.2" calcext:value-type="float">
            <text:p>0,2</text:p>
          </table:table-cell>
          <table:table-cell table:formula="of:=[.B2]/[.B3]*[.C3]" office:value-type="float" office:value="1.71666666666667" calcext:value-type="float">
            <text:p>1,7167</text:p>
          </table:table-cell>
          <table:table-cell table:formula="of:=[.B2]*[$'mélange graines'.D5]" office:value-type="float" office:value="0.737733333333333" calcext:value-type="float">
            <text:p>0,7377</text:p>
          </table:table-cell>
          <table:table-cell table:formula="of:=[.E1]/[$general.B1]" office:value-type="float" office:value="5.68720379146919" calcext:value-type="float">
            <text:p>5,6872</text:p>
          </table:table-cell>
        </table:table-row>
        <table:table-row table:style-name="ro1">
          <table:table-cell/>
          <table:table-cell table:formula="of:=SUM([.B1:.B2])" office:value-type="float" office:value="1.2" calcext:value-type="float">
            <text:p>1,2</text:p>
          </table:table-cell>
          <table:table-cell table:formula="of:=[$commandes.B3]*[$commandes.D3]" office:value-type="float" office:value="10.3" calcext:value-type="float">
            <text:p>10,3000</text:p>
          </table:table-cell>
          <table:table-cell table:formula="of:=SUM([.D1:.D2])/[.B3]" office:value-type="float" office:value="1.20811438711439" calcext:value-type="float">
            <text:p>1,2081</text:p>
          </table:table-cell>
          <table:table-cell table:formula="of:=[.D4]/[.C3]" office:value-type="float" office:value="1.20811438711439" calcext:value-type="float">
            <text:p>1,2081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12.4435781872782" calcext:value-type="float">
            <text:p>12,4436</text:p>
          </table:table-cell>
          <table:table-cell table:formula="of:=([.E2]-[.E3])/[.E2]*100" office:value-type="float" office:value="78.757322026572" calcext:value-type="float">
            <text:p>78,7573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4"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nneton 1kg natur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5.45" calcext:value-type="float">
            <text:p>15,45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  <table:table-cell office:value-type="float" office:value="4.5" calcext:value-type="float">
            <text:p>4,5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1]*[$commandes.D1]" office:value-type="float" office:value="15.45" calcext:value-type="float">
            <text:p>15,45</text:p>
          </table:table-cell>
          <table:table-cell table:formula="of:=SUM([.D1:.D1])/[.B2]" office:value-type="float" office:value="0.712003931203931" calcext:value-type="float">
            <text:p>0,7120</text:p>
          </table:table-cell>
          <table:table-cell table:formula="of:=[.E1]/[$general.B1]" office:value-type="float" office:value="4.2654028436019" calcext:value-type="float">
            <text:p>4,2654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11.0004607371007" calcext:value-type="float">
            <text:p>11,0005</text:p>
          </table:table-cell>
          <table:table-cell table:formula="of:=[.D3]/[.C2]" office:value-type="float" office:value="0.712003931203931" calcext:value-type="float">
            <text:p>0,7120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  <table:table-cell table:formula="of:=([.E2]-[.E3])/[.E2]*100" office:value-type="float" office:value="83.3074633906634" calcext:value-type="float">
            <text:p>83,3075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nneton 500g natur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0.3" calcext:value-type="float">
            <text:p>10,3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  <table:table-cell office:value-type="float" office:value="3" calcext:value-type="float">
            <text:p>3,0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2]*[$commandes.D2]" office:value-type="float" office:value="10.3" calcext:value-type="float">
            <text:p>10,3</text:p>
          </table:table-cell>
          <table:table-cell table:formula="of:=SUM([.D1:.D1])/[.B2]" office:value-type="float" office:value="0.712003931203931" calcext:value-type="float">
            <text:p>0,7120</text:p>
          </table:table-cell>
          <table:table-cell table:formula="of:=[.E1]/[$general.B1]" office:value-type="float" office:value="2.8436018957346" calcext:value-type="float">
            <text:p>2,8436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7.33364049140049" calcext:value-type="float">
            <text:p>7,3336</text:p>
          </table:table-cell>
          <table:table-cell table:formula="of:=[.D3]/[.C2]" office:value-type="float" office:value="0.712003931203931" calcext:value-type="float">
            <text:p>0,7120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  <table:table-cell table:formula="of:=([.E2]-[.E3])/[.E2]*100" office:value-type="float" office:value="74.9611950859951" calcext:value-type="float">
            <text:p>74,9612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te de base campagn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farine-t80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8.5585585585586" calcext:value-type="float">
            <text:p>18,5586</text:p>
          </table:table-cell>
          <table:table-cell table:formula="of:=[.B1]*[$'matières premièeres'.B1]" office:value-type="float" office:value="1.03" calcext:value-type="float">
            <text:p>1,03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6" calcext:value-type="float">
            <text:p>0,6</text:p>
          </table:table-cell>
          <table:table-cell table:formula="of:=[.B2]/[.B5]*[.C5]" office:value-type="float" office:value="11.1351351351351" calcext:value-type="float">
            <text:p>11,1351</text:p>
          </table:table-cell>
          <table:table-cell table:formula="of:=[.B2]*[$'matières premièeres'.B3]" office:value-type="float" office:value="0.00006" calcext:value-type="float">
            <text:p>0,0001</text:p>
          </table:table-cell>
        </table:table-row>
        <table:table-row table:style-name="ro1">
          <table:table-cell office:value-type="string" calcext:value-type="string">
            <text:p>levain de seigle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3.71171171171171" calcext:value-type="float">
            <text:p>3,7117</text:p>
          </table:table-cell>
          <table:table-cell table:formula="of:=[.B3]*[$'levain de seigle'.D3]" office:value-type="float" office:value="0.183647272727273" calcext:value-type="float">
            <text:p>0,1836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05" calcext:value-type="float">
            <text:p>0,05</text:p>
          </table:table-cell>
          <table:table-cell table:formula="of:=[.B4]/[.B5]*[.C5]" office:value-type="float" office:value="0.927927927927928" calcext:value-type="float">
            <text:p>0,9279</text:p>
          </table:table-cell>
          <table:table-cell table:formula="of:=[.B4]*[$'matières premièeres'.B4]" office:value-type="float" office:value="0.1035" calcext:value-type="float">
            <text:p>0,1035</text:p>
          </table:table-cell>
        </table:table-row>
        <table:table-row table:style-name="ro1">
          <table:table-cell/>
          <table:table-cell table:formula="of:=SUM([.B1:.B4])" office:value-type="float" office:value="1.85" calcext:value-type="float">
            <text:p>1,85</text:p>
          </table:table-cell>
          <table:table-cell table:formula="of:=[$'banneton 1kg nature'.C1]+[$'banneton 500g nature'.C1]+[$'banneton 1kg graines'.C1]" office:value-type="float" office:value="34.3333333333333" calcext:value-type="float">
            <text:p>34,3333</text:p>
          </table:table-cell>
          <table:table-cell table:formula="of:=SUM([.D1:.D4])/[.B5]" office:value-type="float" office:value="0.712003931203931" calcext:value-type="float">
            <text:p>0,7120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24.4454683046683" calcext:value-type="float">
            <text:p>24,4455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élange graine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ournesol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.14444444444444" calcext:value-type="float">
            <text:p>1,1444</text:p>
          </table:table-cell>
          <table:table-cell table:formula="of:=[.B1]*[$'matières premièeres'.B5]" office:value-type="float" office:value="4.01" calcext:value-type="float">
            <text:p>4,0100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0.2" calcext:value-type="float">
            <text:p>0,2</text:p>
          </table:table-cell>
          <table:table-cell table:formula="of:=[.B2]/[.B5]*[.C5]" office:value-type="float" office:value="0.228888888888889" calcext:value-type="float">
            <text:p>0,2289</text:p>
          </table:table-cell>
          <table:table-cell table:formula="of:=[.B2]*[$'matières premièeres'.B6]" office:value-type="float" office:value="0.406" calcext:value-type="float">
            <text:p>0,4060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0.228888888888889" calcext:value-type="float">
            <text:p>0,2289</text:p>
          </table:table-cell>
          <table:table-cell table:formula="of:=[.B3]*[$'matières premièeres'.B7]" office:value-type="float" office:value="0.812" calcext:value-type="float">
            <text:p>0,8120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0.1" calcext:value-type="float">
            <text:p>0,1</text:p>
          </table:table-cell>
          <table:table-cell table:formula="of:=[.B4]/[.B5]*[.C5]" office:value-type="float" office:value="0.114444444444444" calcext:value-type="float">
            <text:p>0,1144</text:p>
          </table:table-cell>
          <table:table-cell table:formula="of:=[.B4]*[$'matières premièeres'.B8]" office:value-type="float" office:value="0.305" calcext:value-type="float">
            <text:p>0,3050</text:p>
          </table:table-cell>
        </table:table-row>
        <table:table-row table:style-name="ro1">
          <table:table-cell/>
          <table:table-cell table:formula="of:=SUM([.B1:.B4])" office:value-type="float" office:value="1.5" calcext:value-type="float">
            <text:p>1,5</text:p>
          </table:table-cell>
          <table:table-cell table:formula="of:=[$'banneton 1kg graines'.C2]" office:value-type="float" office:value="1.71666666666667" calcext:value-type="float">
            <text:p>1,7167</text:p>
          </table:table-cell>
          <table:table-cell table:formula="of:=SUM([.D1:.D4])/[.B5]" office:value-type="float" office:value="3.68866666666667" calcext:value-type="float">
            <text:p>3,6887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6.33221111111111" calcext:value-type="float">
            <text:p>6,3322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vain de seigle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arine-t170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1.82350532350532" calcext:value-type="float">
            <text:p>1,8235</text:p>
          </table:table-cell>
          <table:table-cell table:formula="of:=[.B1]*[$'matières premièeres'.B2]" office:value-type="float" office:value="2.02" calcext:value-type="float">
            <text:p>2,02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.2" calcext:value-type="float">
            <text:p>1,2</text:p>
          </table:table-cell>
          <table:table-cell table:formula="of:=[.B2]/[.B3]*[.C3]" office:value-type="float" office:value="2.18820638820639" calcext:value-type="float">
            <text:p>2,1882</text:p>
          </table:table-cell>
          <table:table-cell table:formula="of:=[.B2]*[$'matières premièeres'.B3]" office:value-type="float" office:value="0.00012" calcext:value-type="float">
            <text:p>0,0001</text:p>
          </table:table-cell>
        </table:table-row>
        <table:table-row table:style-name="ro1">
          <table:table-cell/>
          <table:table-cell table:formula="of:=SUM([.B1:.B2])" office:value-type="float" office:value="2.2" calcext:value-type="float">
            <text:p>2,2</text:p>
          </table:table-cell>
          <table:table-cell table:formula="of:=[$'pate de base campagne'.C3]+0.3" office:value-type="float" office:value="4.01171171171171" calcext:value-type="float">
            <text:p>4,0117</text:p>
          </table:table-cell>
          <table:table-cell table:formula="of:=SUM([.D1:.D2])/[.B3]" office:value-type="float" office:value="0.918236363636363" calcext:value-type="float">
            <text:p>0,9182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3.68369957411957" calcext:value-type="float">
            <text:p>3,6837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20:07:18.000415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0T21:10:52.019959787</meta:creation-date>
    <dc:date>2022-02-10T20:38:30.236608124</dc:date>
    <meta:editing-duration>PT2H55M40S</meta:editing-duration>
    <meta:editing-cycles>25</meta:editing-cycles>
    <meta:generator>LibreOffice/6.4.7.2$Linux_X86_64 LibreOffice_project/40$Build-2</meta:generator>
    <meta:document-statistic meta:table-count="9" meta:cell-count="125" meta:object-count="0"/>
  </office:meta>
</office:document-meta>
</file>